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6E32CA0BE0253F8F.png" manifest:media-type="image/png"/>
  <manifest:file-entry manifest:full-path="Pictures/100002010000002D0000008C1C00CF804F5307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Standard">
      <style:paragraph-properties fo:margin-top="0.053cm" fo:margin-bottom="0cm" loext:contextual-spacing="false"/>
    </style:style>
    <style:style style:name="P3" style:family="paragraph" style:parent-style-name="Text_20_body" style:list-style-name="L1"/>
    <style:style style:name="P4" style:family="paragraph" style:parent-style-name="Text_20_body">
      <style:text-properties loext:padding="0cm" loext:border="none"/>
    </style:style>
    <style:style style:name="P5" style:family="paragraph" style:parent-style-name="Text_20_body">
      <style:text-properties officeooo:paragraph-rsid="001f98a3"/>
    </style:style>
    <style:style style:name="P6" style:family="paragraph" style:parent-style-name="Text_20_body">
      <style:paragraph-properties fo:text-align="end" style:justify-single-word="false"/>
    </style:style>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paragraph-properties fo:margin-left="0cm" fo:margin-right="0cm" fo:margin-top="0cm" fo:margin-bottom="0cm" loext:contextual-spacing="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List_20_Heading">
      <style:paragraph-properties fo:margin-top="0cm" fo:margin-bottom="0cm" loext:contextual-spacing="false"/>
    </style:style>
    <style:style style:name="P13" style:family="paragraph" style:parent-style-name="List_20_Contents">
      <style:paragraph-properties fo:margin-top="0cm" fo:margin-bottom="0cm" loext:contextual-spacing="false"/>
    </style:style>
    <style:style style:name="P14"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fo:background-color="#ffff00" loext:char-shading-value="0"/>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053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000000"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index.php/search/search"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index.php/search/search"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textarea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rich Fischer Stiftung</text:h>
      <text:p text:style-name="Text_20_body">Unterstützung aller Familienmitglieder des Stifters als Destinatäre im Sinne der vom Stifter aufgestellten Grundsätze und Leitbilder. Die Unterstützung der Familienmitglieder des Stifters als Destinatäre soll generell in dem von Art. 335 ZGB umschriebenen und von der Rechtssprechung weiterentwickelten, für gemischte Stiftungen zulässigen Rahmen geschehen. Zukünftige Gesetzes- und Praxisänderungen, die eine Erweiterung der zulässigen Stiftungsleistungen an die Familienmitglieder des Stifters ermöglichen, bleiben vorbehalten; die Stiftung kann die soziale Wohlfahrt und den Gemeinnutz fördern. Sie richtet hierfür Beiträge aus und unterstützt solche Vorhaben finanziell. Ferner bezweckt die Stiftung Kauf, Vermietung und Instandstellung der Liegenschaft Parzelle Nr. 1111, Hauptbuchblatt 885, Grundbuch Samedan.</text:p>
      <text:p text:style-name="Standard"/>
      <text:h text:style-name="Heading_20_2" text:outline-level="2">Erich Fischer Stiftung</text:h>
      <text:p text:style-name="Text_20_body">Unterstützung aller Familienmitglieder des Stifters als Destinatäre im Sinne der vom Stifter aufgestellten Grundsätze und Leitbilder. Die Unterstützung der Familienmitglieder des Stifters als Destinatäre soll generell in dem von Art. 335 ZGB umschriebenen und von der Rechtssprechung weiterentwickelten, für gemischte Stiftungen zulässigen Rahmen geschehen. Zukünftige Gesetzes- und Praxisänderungen, die eine Erweiterung der zulässigen Stiftungsleistungen an die Familienmitglieder des Stifters ermöglichen, bleiben vorbehalten; die Stiftung kann die soziale Wohlfahrt und den Gemeinnutz fördern. Sie richtet hierfür Beiträge aus und unterstützt solche Vorhaben finanziell. Ferner bezweckt die Stiftung Kauf, Vermietung und Instandstellung der Liegenschaft Parzelle Nr. 1111, Hauptbuchblatt 885, Grundbuch Samedan.</text:p>
      <text:p text:style-name="Standard"/>
      <text:section text:style-name="Sect1" text:name="company-address-container">
        <text:p text:style-name="P2"><text:bookmark text:name="cntct-name"/>Erich Fischer Stiftung</text:p>
        <text:section text:style-name="Sect1" text:name="primary-address">
          <text:p text:style-name="P2">Crappun 22</text:p>
          <text:p text:style-name="P2">7503 Samedan </text:p>
          <text:p text:style-name="P2">Graubünden</text:p>
        </text:section>
        <text:section text:style-name="Sect1" text:name="secondary-details">
          <text:p text:style-name="P2">081/8525684</text:p>
        </text:section>
      </text:section>
      <text:p text:style-name="Text_20_body"/>
      <text:h text:style-name="Heading_20_4" text:outline-level="4"/>
      <text:p text:style-name="P10">Domizil (SHAB Daten) </text:p>
      <text:p text:style-name="P7">Via Crappun 22 Samedan 7503 </text:p>
      <text:p text:style-name="P10">Gründungsdatum </text:p>
      <text:p text:style-name="P7">k.A. </text:p>
      <text:p text:style-name="P10">Gründungsdatum (SHAB Daten) </text:p>
      <text:p text:style-name="P7">30.12.1998... </text:p>
      <text:p text:style-name="P10">Finanzierung </text:p>
      <text:p text:style-name="P10">Stichworte zur Organisation </text:p>
      <text:p text:style-name="P7"><text:soft-page-break/><text:a xlink:type="simple" xlink:href="https://app.stiftungschweiz.ch/index.php/foundation/view?id_id=fabe07d37016a3a4420d9f203a1b8c73#" text:style-name="Internet_20_link" text:visited-style-name="Visited_20_Internet_20_Link">unbekannt</text:a> </text:p>
      <text:p text:style-name="P10">In Liquidation seit (SHAB Daten) </text:p>
      <text:p text:style-name="P7">Nicht in Liquidation... </text:p>
      <text:p text:style-name="P10">Eingetragene Personen (SHAB Daten) </text:p>
      <text:p text:style-name="P7">Lerch-Fischer, Roland, von Zürich, in Zürich; Lerch-Fischer, Viktor, von Zürich, in Zürich; Battaglia, Dr. Josi, von Poschiavo und Scheid, in Samedan; Thalmann El Bachary, Cornelia, von Zürich, in Fri... </text:p>
      <text:p text:style-name="P10">Status </text:p>
      <text:p text:style-name="P10">Struktur </text:p>
      <text:p text:style-name="P10">Jahresbericht </text:p>
      <text:p text:style-name="P7"><text:a xlink:type="simple" xlink:href="https://app.stiftungschweiz.ch/index.php/foundation/view?id_id=fabe07d37016a3a4420d9f203a1b8c73#" text:style-name="Internet_20_link" text:visited-style-name="Visited_20_Internet_20_Link">unbekannt</text:a> </text:p>
      <text:p text:style-name="P10">Internationale Stiftungskategorisierung </text:p>
      <text:p text:style-name="P7">unbekannt </text:p>
      <text:p text:style-name="P10">Wirkungsbereiche gemäss nks NEU! </text:p>
      <text:p text:style-name="P12">Soziales (karitative Zwecke, Hilfeleistung an Hilfsbedürftige)</text:p>
      <text:p text:style-name="P13">Sozialhilfe, finanzielle Fürsorge, Direkthilfe</text:p>
      <text:p text:style-name="P12">Gemeinnütziges, Uebriges</text:p>
      <text:p text:style-name="P13">Gemeinnütziges allgemein</text:p>
      <text:section text:style-name="Sect1" text:name="focused">
        <text:p text:style-name="P10">Destinatärsgruppen (Endnutzniesser) gemäss NKS NEU! </text:p>
        <text:p text:style-name="P7">Offen/alle; Familien, Eltern, Angehörige; Arme, Bedürftige; Übrige... </text:p>
      </text:section>
      <text:p text:style-name="P10">Wirkungsgebiete gemäss nks NEU! </text:p>
      <text:p text:style-name="P7">Schweiz... </text:p>
      <text:p text:style-name="P10">Wirkungsform gemäss NKS NEU! </text:p>
      <text:p text:style-name="P7">Fördernd; Operativ... </text:p>
      <text:p text:style-name="P7">NKS = NonproCons Kategorisierungssystem klassischer Stiftungen </text:p>
      <text:p text:style-name="P7">Farb-Legende: </text:p>
      <text:p text:style-name="P7">Durch die Stiftung erfasste oder bestätigte Fakten</text:p>
      <text:p text:style-name="P7">Fakten, die du erfasst hast</text:p>
      <text:p text:style-name="Text_20_body">Fakten, die noch fehlen</text:p>
      <text:p text:style-name="Text_20_body">Möchtest du das Profil dieser Stiftung verwalten? <text:a xlink:type="simple" xlink:href="https://app.stiftungschweiz.ch/images/StiftungSchweiz_Anleitung_Profilergaenzung.pdf" office:target-frame-name="_blank" xlink:show="new" text:style-name="Internet_20_link" text:visited-style-name="Visited_20_Internet_20_Link">Hier klicken, um die Anleitung herunterzuladen.</text:a></text:p>
      <text:p text:style-name="P5">Damit du als offizielle/r Vertreter/in dieser Stiftung registriert wirst, bitten wir dich, nach dem Durchlesen der Anleitung den untenstehenden Link anzuklicken. Daraufhin werden wir an die im Handelsregister eingetragene Domiziladresse der Stiftung einen Brief mit einem Bestätigungscode senden. Mit diesem Code kannst du deine Registrierung gemäss Anleitung abschliessen und das Stiftungsprofil bearbeiten. <text:a xlink:type="simple" xlink:href="https://app.stiftungschweiz.ch/index.php/foundation/view?id_id=fabe07d37016a3a4420d9f203a1b8c73#" text:style-name="Internet_20_link" text:visited-style-name="Visited_20_Internet_20_Link">Hier klicken, um Vertretung zu bestätigen.</text:a></text:p>
      <text:p text:style-name="P5"><text:a xlink:type="simple" xlink:href="https://app.stiftungschweiz.ch/index.php/person/view/tableId/1" text:style-name="Internet_20_link" text:visited-style-name="Visited_20_Internet_20_Link"><text:span text:style-name="Strong_20_Emphasis"/></text:a></text:p>
      <text:p text:style-name="P5"><text:a xlink:type="simple" xlink:href="https://app.stiftungschweiz.ch/index.php/person/view/tableId/1" text:style-name="Internet_20_link" text:visited-style-name="Visited_20_Internet_20_Link"><text:span text:style-name="Strong_20_Emphasis">Admin StiftungSchweiz.ch</text:span></text:a><text:span text:style-name="Strong_20_Emphasis"> </text:span></text:p>
      <text:section text:style-name="Sect1" text:name="Bereich5">
        <text:section text:style-name="Sect1" text:name="Bereich6">
          <text:section text:style-name="Sect1" text:name="Bereich7">
            <text:section text:style-name="Sect1" text:name="Bereich8">
              <text:section text:style-name="Sect1" text:name="post-feed-area">
                <text:p text:style-name="Text_20_body">« Gründungsdatum (SHAB Daten): <text:span text:style-name="Strong_20_Emphasis">30.12.1998</text:span> »</text:p>
                <text:p text:style-name="Text_20_body"><draw:control text:anchor-type="as-char" draw:z-index="0" draw:style-name="gr1" draw:text-style-name="P14" svg:width="13.759cm" svg:height="0.53cm" draw:control="control1"/> </text:p>
                <text:p text:style-name="P7"><text:soft-page-break/><text:a xlink:type="simple" xlink:href="https://app.stiftungschweiz.ch/index.php/foundation/view?id_id=fabe07d37016a3a4420d9f203a1b8c73#" text:style-name="Internet_20_link" text:visited-style-name="Visited_20_Internet_20_Link">top</text:a> 0 <text:a xlink:type="simple" xlink:href="https://app.stiftungschweiz.ch/index.php/foundation/view?id_id=fabe07d37016a3a4420d9f203a1b8c73#" text:style-name="Internet_20_link" text:visited-style-name="Visited_20_Internet_20_Link">top</text:a> </text:p>
                <text:p text:style-name="Text_20_body"><text:a xlink:type="simple" xlink:href="https://app.stiftungschweiz.ch/index.php/person/view/tableId/1" text:style-name="Internet_20_link" text:visited-style-name="Visited_20_Internet_20_Link"><text:span text:style-name="Strong_20_Emphasis">Admin StiftungSchweiz.ch</text:span></text:a><text:span text:style-name="Strong_20_Emphasis"> </text:span></text:p>
                <text:p text:style-name="Text_20_body">« Eingetragene Personen (SHAB Daten): Lerch-Fischer, Roland, von Zürich, in Zürich, Thalmann-Dietrich, Hanspeter, von Zürich und Sirnach, in Uster, Lerch-Fischer, Viktor, von Zürich, in Zürich, Battaglia, Dr. Josi, von Poschiavo und Scheid, in Samedan, Thalmann-Dietrich, Maja, von Zürich und Sirnach, in Uster, Thalmann El Bachary, Cornelia, von Zürich, in Fribourg, Gisler &amp; Partner Wirtschaftsberater-Wirtschaftsprüfer Inh. Martin Gisler (CH-440.2.016.848-3), in Kreuzlingen »</text:p>
                <text:p text:style-name="P7"><text:a xlink:type="simple" xlink:href="https://app.stiftungschweiz.ch/index.php/foundation/view?id_id=fabe07d37016a3a4420d9f203a1b8c73#" text:style-name="Internet_20_link" text:visited-style-name="Visited_20_Internet_20_Link">top</text:a>0 <text:a xlink:type="simple" xlink:href="https://app.stiftungschweiz.ch/index.php/foundation/view?id_id=fabe07d37016a3a4420d9f203a1b8c73#" text:style-name="Internet_20_link" text:visited-style-name="Visited_20_Internet_20_Link">top</text:a> </text:p>
                <text:p text:style-name="Text_20_body"><text:a xlink:type="simple" xlink:href="https://app.stiftungschweiz.ch/index.php/person/view/tableId/1" text:style-name="Internet_20_link" text:visited-style-name="Visited_20_Internet_20_Link"><text:span text:style-name="Strong_20_Emphasis">Admin StiftungSchweiz.ch</text:span></text:a><text:span text:style-name="Strong_20_Emphasis"> </text:span></text:p>
                <text:p text:style-name="Text_20_body">« Gründungsdatum (SHAB Daten): <text:span text:style-name="Strong_20_Emphasis">30.12.1998</text:span> »</text:p>
              </text:section>
            </text:section>
          </text:section>
        </text:section>
        <text:p text:style-name="Text_20_body"><text:a xlink:type="simple" xlink:href="http://www.stiftungschweiz.ch/agb" office:target-frame-name="_blank" xlink:show="new" text:style-name="Internet_20_link" text:visited-style-name="Visited_20_Internet_20_Link">AGB</text:a> | <text:a xlink:type="simple" xlink:href="https://app.stiftungschweiz.ch/index.php/site/suchhilfe" text:style-name="Internet_20_link" text:visited-style-name="Visited_20_Internet_20_Link">SUCHHILFE</text:a> | <text:a xlink:type="simple" xlink:href="https://app.stiftungschweiz.ch/index.php/site/leitbild" text:style-name="Internet_20_link" text:visited-style-name="Visited_20_Internet_20_Link">LEITBILD</text:a> | <text:a xlink:type="simple" xlink:href="http://www.stiftungschweiz.ch/datenschutz" office:target-frame-name="_blank" xlink:show="new" text:style-name="Internet_20_link" text:visited-style-name="Visited_20_Internet_20_Link">DATENSCHUTZ</text:a> | <text:a xlink:type="simple" xlink:href="https://app.stiftungschweiz.ch/index.php/foundation/view?id_id=fabe07d37016a3a4420d9f203a1b8c73#" text:style-name="Internet_20_link" text:visited-style-name="Visited_20_Internet_20_Link">TOUR</text:a> | <text:a xlink:type="simple" xlink:href="https://stiftungschweiz.zendesk.com/hc/de/" office:target-frame-name="_blank" xlink:show="new" text:style-name="Internet_20_link" text:visited-style-name="Visited_20_Internet_20_Link">FAQ</text:a></text:p>
      </text:section>
      <text:section text:style-name="Sect1" text:name="trialfire_free_badge">
        <text:p text:style-name="P11">Analytics Growth Hacking</text:p>
      </text:section>
      <text:section text:style-name="Sect2" text:name="zenbox_tab" text:protected="true">
        <text:section-source xlink:href="https://app.stiftungschweiz.ch/index.php/foundation/view?id_id=fabe07d37016a3a4420d9f203a1b8c73#"/>
        <text:p text:style-name="P4"><draw:frame draw:style-name="fr3" draw:name="Bild6" text:anchor-type="as-char" svg:width="1.191cm" svg:height="3.704cm" draw:z-index="1"><draw:image xlink:href="Pictures/100002010000002D0000008C1C00CF804F5307A6.png" xlink:type="simple" xlink:show="embed" xlink:actuate="onLoad"/></draw:frame></text:p>
      </text:section>
      <text:section text:style-name="Sect1" text:name="ads">
        <text:p text:style-name="Standard"/>
        <text:p text:style-name="Standard"><draw:frame draw:style-name="fr1" draw:name="Rahmen1" text:anchor-type="paragraph" svg:width="12.7cm" draw:z-index="2"><draw:text-box fo:min-height="0.041cm"><text:p text:style-name="Text_20_body"><text:span text:style-name="T1">SHAB: 094 / 2016</text:span> vom <text:span text:style-name="T1">18.05.2016</text:span> (Seite 1) </text:p></draw:text-box></draw:frame><draw:frame draw:style-name="fr2" draw:name="Rahmen2" text:anchor-type="paragraph" svg:width="1.058cm" draw:z-index="3"><draw:text-box fo:min-height="0.041cm"><text:p text:style-name="P6"><draw:a xlink:type="simple" xlink:href="http://www.moneyhouse.ch/u/pub/shab_publikation_dietrich_+_blum_ag_wallisellen_2835587.pdf"><draw:frame draw:style-name="fr3" draw:name="Bild7" text:anchor-type="as-char" svg:width="0.423cm" svg:height="0.423cm" draw:z-index="4"><draw:image xlink:href="Pictures/1000020100000010000000106E32CA0BE0253F8F.png" xlink:type="simple" xlink:show="embed" xlink:actuate="onLoad"/></draw:frame></draw:a> </text:p></draw:text-box></draw:frame>Dietrich + Blum AG, in Wallisellen, CHE-107.299.131, Aktiengesellschaft (SHAB Nr. 122 vom 29.06.2015, Publ. 2236463).<text:line-break/><text:span text:style-name="T1">Ausgeschiedene Personen und erloschene Unterschriften:</text:span> <text:a xlink:type="simple" xlink:href="http://www.moneyhouse.ch/p/Hans_Peter-Thalmann" text:style-name="Internet_20_link" text:visited-style-name="Visited_20_Internet_20_Link">Thalmann Hans-Peter</text:a>, von Zürich, Uster, Delegierter des Verwaltungsrates, mit Kollektivunterschrift zu zweien;<text:line-break/><text:a xlink:type="simple" xlink:href="http://www.moneyhouse.ch/p/Maja-Thalmann_Dietrich" text:style-name="Internet_20_link" text:visited-style-name="Visited_20_Internet_20_Link">Thalmann-Dietrich Maja</text:a>, von Zürich und Sirnach, Uster, Präsidentin des Verwaltungsrates, mit Kollektivunterschrift zu zweien;<text:line-break/><text:a xlink:type="simple" xlink:href="http://www.moneyhouse.ch/p/Martin-Gisler" text:style-name="Internet_20_link" text:visited-style-name="Visited_20_Internet_20_Link">Gisler Martin</text:a>, von Zürich, Kreuzlingen, Mitglied des Verwaltungsrates, mit Kollektivunterschrift zu zweien.<text:line-break/><text:span text:style-name="T1">Eingetragene Personen neu oder mutierend:</text:span> <text:a xlink:type="simple" xlink:href="http://www.moneyhouse.ch/p/Roger-M%25C3%25BCller" text:style-name="Internet_20_link" text:visited-style-name="Visited_20_Internet_20_Link">Müller Roger</text:a>, von Bauma, Illnau-Effretikon, Mitglied des Verwaltungsrates, mit Einzelunterschrift. </text:p>
        <text:p text:style-name="Standard"><draw:frame draw:style-name="fr1" draw:name="Rahmen3" text:anchor-type="paragraph" svg:width="12.7cm" draw:z-index="5"><draw:text-box fo:min-height="0.041cm"><text:p text:style-name="Text_20_body"><text:span text:style-name="T1">SHAB: 188 / 2015</text:span> vom <text:span text:style-name="T1">29.09.2015</text:span> (Seite 9) </text:p></draw:text-box></draw:frame><draw:frame draw:style-name="fr2" draw:name="Rahmen4" text:anchor-type="paragraph" svg:width="1.058cm" draw:z-index="6"><draw:text-box fo:min-height="0.041cm"><text:p text:style-name="P6"><draw:a xlink:type="simple" xlink:href="http://www.moneyhouse.ch/u/pub/shab_publikation_erich_fischer_stiftung_samedan_2397797.pdf"><draw:frame draw:style-name="fr3" draw:name="Bild8" text:anchor-type="as-char" svg:width="0.423cm" svg:height="0.423cm" draw:z-index="7"><draw:image xlink:href="Pictures/1000020100000010000000106E32CA0BE0253F8F.png" xlink:type="simple" xlink:show="embed" xlink:actuate="onLoad"/></draw:frame></draw:a> </text:p></draw:text-box></draw:frame>Erich Fischer Stiftung, in Samedan, CHE-110.406.290, Stiftung (SHAB Nr. 140 vom 23.07.2013, Publ. 992495). [<text:span text:style-name="T2">gestrichen: Weitere Adresse: Im Schwizergut 13, 8610 Uster.</text:span>].[<text:span text:style-name="T2">Neue</text:span>] Weitere Adresse: c/o Maja Thalmann, Bergstrasse 109, 8706 Meilen.<text:line-break/><text:span text:style-name="T1">Eingetragene Personen neu oder mutierend:</text:span> <text:a xlink:type="simple" xlink:href="http://www.moneyhouse.ch/p/Maja-Thalmann_Dietrich" text:style-name="Internet_20_link" text:visited-style-name="Visited_20_Internet_20_Link">Thalmann-Dietrich Maja</text:a>, von Zürich und Sirnach, Meilen, Präsidentin, mit Kollektivunterschrift zu zweien [<text:span text:style-name="T2">bisher: in Uster</text:span>];<text:line-break/><text:a xlink:type="simple" xlink:href="http://www.moneyhouse.ch/p/Hanspeter-Thalmann" text:style-name="Internet_20_link" text:visited-style-name="Visited_20_Internet_20_Link">Thalmann Hanspeter</text:a>, von Zürich und Sirnach, Meilen, Mitglied, mit Kollektivunterschrift zu zweien [<text:span text:style-name="T2">bisher: Thalmann-Dietrich, Hanspeter, in Uster</text:span>];<text:line-break/>Gisler &amp; Partner Wirtschaftsberater-Wirtschaftsprüfer Inh. Martin Gisler (CHE-110.473.725), in Kreuzlingen, Revisionsstelle [<text:span text:style-name="T2">bisher: Gisler &amp; Partner Wirtschaftsberater-Wirtschaftsprüfer Inh. Martin Gisler (CH-440.2.016.848-3)</text:span>]. </text:p>
        <text:p text:style-name="Standard"><draw:frame draw:style-name="fr1" draw:name="Rahmen5" text:anchor-type="paragraph" svg:width="12.7cm" draw:z-index="8"><draw:text-box fo:min-height="0.041cm"><text:p text:style-name="Text_20_body"><text:span text:style-name="T1">SHAB: 140 / 2013</text:span> vom <text:span text:style-name="T1">23.07.2013</text:span> (Seite 9) </text:p></draw:text-box></draw:frame><draw:frame draw:style-name="fr2" draw:name="Rahmen6" text:anchor-type="paragraph" svg:width="1.058cm" draw:z-index="9"><draw:text-box fo:min-height="0.041cm"><text:p text:style-name="P6"><draw:a xlink:type="simple" xlink:href="http://www.moneyhouse.ch/u/pub/shab_publikation_erich_fischer_stiftung_samedan_992495.pdf"><draw:frame draw:style-name="fr3" draw:name="Bild9" text:anchor-type="as-char" svg:width="0.423cm" svg:height="0.423cm" draw:z-index="10"><draw:image xlink:href="Pictures/1000020100000010000000106E32CA0BE0253F8F.png" xlink:type="simple" xlink:show="embed" xlink:actuate="onLoad"/></draw:frame></draw:a> </text:p></draw:text-box></draw:frame><text:soft-page-break/>Erich Fischer Stiftung, in Samedan, CH-350.7.000.561-4, Stiftung (SHAB Nr. 114 vom 16.06.2008, S. 8, Publ. 4523980).<text:line-break/><text:span text:style-name="T1">Organisation neu:</text:span> [<text:span text:style-name="T2">Löschung des Eintrags aufgrund geänderter Eintragsvorschriften.</text:span>]. [<text:span text:style-name="T2">Neue</text:span>] Weitere Adresse: Im Schwizergut 13, 8610 Uster.<text:line-break/><text:span text:style-name="T1">Ausgeschiedene Personen und erloschene Unterschriften:</text:span> <text:a xlink:type="simple" xlink:href="http://www.moneyhouse.ch/p/Erich-Fischer" text:style-name="Internet_20_link" text:visited-style-name="Visited_20_Internet_20_Link">Fischer Erich</text:a>, von Zürich, Zürich, Präsident, mit Einzelunterschrift.<text:line-break/><text:span text:style-name="T1">Eingetragene Personen neu oder mutierend:</text:span> <text:a xlink:type="simple" xlink:href="http://www.moneyhouse.ch/p/Maja-Thalmann_Dietrich" text:style-name="Internet_20_link" text:visited-style-name="Visited_20_Internet_20_Link">Thalmann-Dietrich Maja</text:a>, von Zürich und Sirnach, Uster, Präsidentin, mit Kollektivunterschrift zu zweien [<text:span text:style-name="T2">bisher: </text:span><text:span text:style-name="T3">Thalmann-Dietrich, Maja</text:span><text:span text:style-name="T2">, Mitglied mit Kollektivunterschrift zu zweien</text:span>];<text:line-break/>Thalmann El Bachary, Cornelia, von Zürich, in Fribourg, Mitglied, mit Kollektivunterschrift zu zweien;<text:line-break/>Gisler &amp; Partner Wirtschaftsberater-Wirtschaftsprüfer Inh. Martin Gisler (CH-440.2.016.848-3), in Kreuzlingen, Revisionsstelle [<text:span text:style-name="T2">bisher: Gisler, Martin, in Bottighofen</text:span>]. </text:p>
        <text:p text:style-name="Text_20_body"/>
      </text:section>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21:14:38.366873347</meta:creation-date>
    <dc:date>2016-09-21T21:29:57.782704837</dc:date>
    <meta:editing-duration>PT15M19S</meta:editing-duration>
    <meta:editing-cycles>3</meta:editing-cycles>
    <meta:generator>LibreOffice/5.1.4.2$Linux_X86_64 LibreOffice_project/10m0$Build-2</meta:generator>
    <meta:document-statistic meta:table-count="0" meta:image-count="4" meta:object-count="0" meta:page-count="4" meta:paragraph-count="68" meta:word-count="797" meta:character-count="6611" meta:non-whitespace-character-count="5831"/>
  </office:meta>
</office:document-meta>
</file>